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color="#ce181e"/>
    </style:style>
    <style:style style:name="P5" style:family="paragraph">
      <loext:graphic-properties draw:fill="none" draw:fill-color="#ffffff"/>
      <style:text-properties fo:color="#ce181e"/>
    </style:style>
    <style:style style:name="P6" style:family="paragraph">
      <style:text-properties fo:color="#00a65d"/>
    </style:style>
    <style:style style:name="P7" style:family="paragraph">
      <loext:graphic-properties draw:fill="none" draw:fill-color="#ffffff"/>
      <style:text-properties fo:color="#00a65d"/>
    </style:style>
    <style:style style:name="T1" style:family="text">
      <style:text-properties fo:color="#ce181e"/>
    </style:style>
    <style:style style:name="T2" style:family="text">
      <style:text-properties fo:color="#00a65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8.1cm" svg:y1="2.1cm" svg:x2="5.6cm" svg:y2="3.5cm">
          <text:p/>
        </draw:lin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01cm" svg:y="3.401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41cm" svg:y1="4.335cm" svg:x2="3.901cm" svg:y2="5.601cm">
          <text:p/>
        </draw:line>
        <draw:custom-shape draw:style-name="gr2" draw:text-style-name="P3" draw:layer="layout" svg:width="1.1cm" svg:height="1.1cm" svg:x="3.102cm" svg:y="5.50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841cm" svg:y1="5.601cm" svg:x2="5.759cm" svg:y2="4.313cm">
          <text:p/>
        </draw:line>
        <draw:custom-shape draw:style-name="gr2" draw:text-style-name="P3" draw:layer="layout" svg:width="1.1cm" svg:height="1.1cm" svg:x="6.403cm" svg:y="5.503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cm" svg:y="1.3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003cm" svg:y1="2.101cm" svg:x2="11.503cm" svg:y2="3.501cm">
          <text:p/>
        </draw:line>
        <draw:custom-shape draw:style-name="gr4" draw:text-style-name="P3" draw:layer="layout" svg:width="1.1cm" svg:height="1.1cm" svg:x="11.202cm" svg:y="3.402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11.202cm" svg:y="3.402cm">
          <text:p text:style-name="P2">2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2.162cm" svg:y1="4.336cm" svg:x2="13.202cm" svg:y2="5.602cm">
          <text:p/>
        </draw:line>
        <draw:custom-shape draw:style-name="gr4" draw:text-style-name="P3" draw:layer="layout" svg:width="1.1cm" svg:height="1.1cm" svg:x="12.901cm" svg:y="5.503cm">
          <text:p text:style-name="P2">6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0.262cm" svg:y1="5.602cm" svg:x2="11.344cm" svg:y2="4.314cm">
          <text:p/>
        </draw:line>
        <draw:custom-shape draw:style-name="gr4" draw:text-style-name="P3" draw:layer="layout" svg:width="1.1cm" svg:height="1.1cm" svg:x="9.6cm" svg:y="5.504cm">
          <text:p text:style-name="P2">2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13.863cm" svg:y1="6.437cm" svg:x2="14.903cm" svg:y2="7.703cm">
          <text:p/>
        </draw:line>
        <draw:custom-shape draw:style-name="gr4" draw:text-style-name="P3" draw:layer="layout" svg:width="1.1cm" svg:height="1.1cm" svg:x="14.602cm" svg:y="7.604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3" draw:text-style-name="P1" draw:layer="layout" svg:x1="3.242cm" svg:y1="6.436cm" svg:x2="2.202cm" svg:y2="7.702cm">
          <text:p/>
        </draw:line>
        <draw:custom-shape draw:style-name="gr2" draw:text-style-name="P3" draw:layer="layout" svg:width="1.1cm" svg:height="1.1cm" svg:x="1.403cm" svg:y="7.603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42cm" svg:y1="7.702cm" svg:x2="4.06cm" svg:y2="6.414cm">
          <text:p/>
        </draw:line>
        <draw:custom-shape draw:style-name="gr2" draw:text-style-name="P3" draw:layer="layout" svg:width="1.1cm" svg:height="1.1cm" svg:x="4.704cm" svg:y="7.604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796cm" svg:height="0.962cm" svg:x="7.735cm" svg:y="9.038cm">
          <draw:text-box>
            <text:p text:style-name="P4"><text:span text:style-name="T1">а) - не куча</text:span></text:p>
          </draw:text-box>
        </draw:frame>
        <draw:line draw:style-name="gr1" draw:text-style-name="P1" draw:layer="layout" svg:x1="8.101cm" svg:y1="11.587cm" svg:x2="5.601cm" svg:y2="12.987cm">
          <text:p/>
        </draw:line>
        <draw:custom-shape draw:style-name="gr2" draw:text-style-name="P3" draw:layer="layout" svg:width="1.1cm" svg:height="1.1cm" svg:x="4.802cm" svg:y="12.888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4.802cm" svg:y="12.888cm">
          <text:p text:style-name="P2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942cm" svg:y1="13.822cm" svg:x2="3.902cm" svg:y2="15.088cm">
          <text:p/>
        </draw:line>
        <draw:custom-shape draw:style-name="gr2" draw:text-style-name="P3" draw:layer="layout" svg:width="1.1cm" svg:height="1.1cm" svg:x="3.103cm" svg:y="14.9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842cm" svg:y1="15.088cm" svg:x2="5.76cm" svg:y2="13.8cm">
          <text:p/>
        </draw:line>
        <draw:custom-shape draw:style-name="gr2" draw:text-style-name="P3" draw:layer="layout" svg:width="1.1cm" svg:height="1.1cm" svg:x="6.404cm" svg:y="14.99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cm" svg:height="1.1cm" svg:x="8.001cm" svg:y="10.787cm">
          <text:p text:style-name="P2">4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004cm" svg:y1="11.588cm" svg:x2="11.504cm" svg:y2="12.988cm">
          <text:p/>
        </draw:line>
        <draw:custom-shape draw:style-name="gr4" draw:text-style-name="P3" draw:layer="layout" svg:width="1.1cm" svg:height="1.1cm" svg:x="11.203cm" svg:y="12.889cm">
          <text:p text:style-name="P2">5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4" draw:text-style-name="P3" draw:layer="layout" svg:width="1.1cm" svg:height="1.1cm" svg:x="11.203cm" svg:y="12.889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2.163cm" svg:y1="13.823cm" svg:x2="13.203cm" svg:y2="15.089cm">
          <text:p/>
        </draw:line>
        <draw:custom-shape draw:style-name="gr4" draw:text-style-name="P3" draw:layer="layout" svg:width="1.1cm" svg:height="1.1cm" svg:x="12.902cm" svg:y="14.99cm">
          <text:p text:style-name="P2">18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1" draw:text-style-name="P1" draw:layer="layout" svg:x1="11.963cm" svg:y1="17.189cm" svg:x2="13.045cm" svg:y2="15.901cm">
          <text:p/>
        </draw:line>
        <draw:custom-shape draw:style-name="gr4" draw:text-style-name="P3" draw:layer="layout" svg:width="1.1cm" svg:height="1.1cm" svg:x="11.301cm" svg:y="17.091cm">
          <text:p text:style-name="P2">12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6" draw:text-style-name="P1" draw:layer="layout" svg:x1="13.864cm" svg:y1="15.924cm" svg:x2="14.904cm" svg:y2="17.19cm">
          <text:p/>
        </draw:line>
        <draw:custom-shape draw:style-name="gr4" draw:text-style-name="P3" draw:layer="layout" svg:width="1.1cm" svg:height="1.1cm" svg:x="14.603cm" svg:y="17.091cm">
          <text:p text:style-name="P2">7</text:p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line draw:style-name="gr6" draw:text-style-name="P1" draw:layer="layout" svg:x1="3.243cm" svg:y1="15.923cm" svg:x2="2.203cm" svg:y2="17.189cm">
          <text:p/>
        </draw:line>
        <draw:custom-shape draw:style-name="gr2" draw:text-style-name="P3" draw:layer="layout" svg:width="1.1cm" svg:height="1.1cm" svg:x="1.404cm" svg:y="17.0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538cm" svg:height="0.962cm" svg:x="7.736cm" svg:y="18.525cm">
          <draw:text-box>
            <text:p text:style-name="P6"><text:span text:style-name="T2">б) куча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4T12:20:30.451000000</dc:date>
    <meta:editing-duration>PT34M24S</meta:editing-duration>
    <meta:editing-cycles>8</meta:editing-cycles>
    <meta:generator>LibreOffice/5.4.3.2$Windows_X86_64 LibreOffice_project/92a7159f7e4af62137622921e809f8546db437e5</meta:generator>
    <meta:document-statistic meta:object-count="42"/>
  </office:meta>
</office:document-meta>
</file>